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pple-system" svg:font-family="apple-system, system-ui, 'Segoe UI', Helvetica, Arial, sans-serif, 'Apple Color Emoji', 'Segoe UI Emoji'"/>
    <style:font-face style:name="Lucida Sans1" svg:font-family="'Lucida Sans'" style:font-family-generic="swis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text-properties fo:color="#000000" style:font-name="Avenir" fo:font-size="12pt" style:font-size-asian="12pt" style:font-size-complex="12pt"/>
    </style:style>
    <style:style style:name="P3" style:family="paragraph" style:parent-style-name="Standard" style:list-style-name="L1">
      <style:text-properties fo:color="#000000" style:font-name="Avenir" fo:font-size="12pt" style:font-size-asian="12pt" style:font-size-complex="12pt"/>
    </style:style>
    <style:style style:name="P4" style:family="paragraph" style:parent-style-name="Standard" style:list-style-name="L1">
      <style:text-properties fo:color="#000000" style:font-name="Avenir"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Avenir"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venir" fo:font-size="12pt" fo:letter-spacing="normal" fo:font-style="normal" fo:font-weight="normal"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color="#000000" style:font-name="Avenir" fo:font-size="12pt" style:font-size-asian="12pt" style:font-size-complex="12pt"/>
    </style:style>
    <style:style style:name="T1" style:family="text">
      <style:text-properties style:font-name="Aveni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color="#000000" style:font-name="Avenir"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utrapport <text:s/>- Post Mortem</text:p>
      <text:p text:style-name="P2"/>
      <text:p text:style-name="P6"><text:span text:style-name="T5">Go Viral Events <text:s/>- </text:span><text:a xlink:type="simple" xlink:href="https://goviralevents.com/" text:style-name="Internet_20_link" text:visited-style-name="Visited_20_Internet_20_Link"><text:span text:style-name="T1">https://goviralevents.com/</text:span></text:a></text:p>
      <text:p text:style-name="P5">Lisa Veltman, 4 Juni 2020</text:p>
      <text:p text:style-name="P2"/>
      <text:h text:style-name="Heading_20_1" text:outline-level="1">Abstrakt</text:h>
      <text:p text:style-name="P2">Den här rapporten handlar om skapandet av appen goviralevents.com, vilka tekniker som används, arbetssätt och vad som gått bra samt mindre bra. Projektet är en del av kursen <text:span text:style-name="T4">1DV430 - Individuellt mjukvaruutvecklingsprojekt, på Linnéuniversitet. Jag som utvecklare har lärt mig mycket, bland annat om planering, server installation och krav-prioriteringar. I rapporten listas även eventuella förbättrningar och utvecklingsmöjligheter.</text:span></text:p>
      <text:p text:style-name="P2"/>
      <text:h text:style-name="Heading_20_1" text:outline-level="1">Inledning och bakgrund</text:h>
      <text:h text:style-name="Heading_20_3" text:outline-level="3">Syfte/mål</text:h>
      <text:p text:style-name="P7">Syftet med projektet var att skapa en app där man som användare kan skapa event och upptäcka andra event och dela event på ett enkelt sätt. Eventen i denna app behöver inte ha en fysisk plats utan det kan vara en sammankomst på internet eller en annan typ av händelse. Ett exempel skulle kunna vara att alla ska tända ett ljus på sin balkong en viss tid i något syfte.</text:p>
      <text:p text:style-name="P7"/>
      <text:h text:style-name="Heading_20_3" text:outline-level="3">Arbetssätt</text:h>
      <text:p text:style-name="P7">Appen har utvecklats iterativt under 10 veckor och har byggts ut för varje iteration genom att följa kravspecifikationen (product backlog). Varje vecka ska vissa krav ha uppnåtts och var det något som inte blev klart så följde den uppgiften med till nästa iteration. Tiden har loggats och en stor del av appen testas genom olika tester som finns specificerade i test-dokumentet.</text:p>
      <text:p text:style-name="P7"/>
      <text:h text:style-name="Heading_20_3" text:outline-level="3">Genomförande/teknik</text:h>
      <text:p text:style-name="P7">Appen är installerad på en node-server på digitalocean.com. Express har använts som ramverk på servern och databasen som används heter MongoDB Atlas som är en cloud databas. Express har ett tillägg som underlättar arbetet med datan från MongoDB som heter mongoose.</text:p>
      <text:p text:style-name="P7">På servern finns också en nginx proxy installerad med SSL-certifikat från <text:span text:style-name="T2">Let's encrypt</text:span> och extra inställningar som gör att servern kan få information om klientens riktiga ip-adress och inte proxyns. För att appen ska fortsätta vara live används en process manager, Pm2.</text:p>
      <text:p text:style-name="P7">Domännamnet är köpt på google domains och kopplat till digitalocean.com via DNS inställningar.</text:p>
      <text:p text:style-name="P7"><text:soft-page-break/>Vissa funktioner fungerar inte att köra lokalt så appen var tvungen att ligga på en server vid ett tidigt skede. Git kopplades till servern (appens repo på servern) för att på ett smidigt sätt deploya appen kontinuerligt. </text:p>
      <text:p text:style-name="P7">För att filtrera spam och robottar installerades googles reCaptcha som användarna måste aktivera för att registrera sig. För varje ny registrering skickas mail till det kontot som är specificerat i .env (en gmail för tillfället). Detta sker med hjälp av modulen nodemailer som är ett tillägg till node.js.</text:p>
      <text:p text:style-name="P7">På client sidan används vanilla javascript och css. Delningsfunktionaliteten är också plugins från facebook respektive Twitter. Open graph taggar i &lt;head&gt;har anpassats för detta i html-dokumenten.</text:p>
      <text:p text:style-name="P7"/>
      <text:p text:style-name="P7">Appen har utvecklats i visualstudio och testas bland annat med manuella tester, online-verktyg, jest samt Postman.</text:p>
      <text:p text:style-name="P8"/>
      <text:h text:style-name="Heading_20_1" text:outline-level="1">Positiva erfarenheter</text:h>
      <text:p text:style-name="P2">Jag gillade att man jobbade efter en backlog och följde en planering varje vecka. Jag brukar själv jobba på ett liknande sätt med skolarbeten men då är det inte efter krav utan inlämningsuppgifter och med papper och penna. Kravspecifikationen (backlogen) var nästan kärnan i projektet och det är något jag tar med mig till framtida projekt. </text:p>
      <text:p text:style-name="P2">Jag hann med alla bas-kraven vilket jag är nöjd med.</text:p>
      <text:p text:style-name="P2"/>
      <text:p text:style-name="P2">Att ha en grupp som man ska presentera för gjorde <text:s/>att jag verkligen såg till att kunna presentera nya saker varje vecka och det motiverade mig. Dock hade jag gärna sett att man samarbetat lite mer som i verkliga arbetslivet inom gruppen. Det var mest som en presentation och inte utbyte av tips eller annat.</text:p>
      <text:p text:style-name="P2"/>
      <text:p text:style-name="P2">Jag är nöjd med att jag lyckades få upp allt på en server, installera node.js, ngnix, pm2, ssl-certifikat samt git. Det har vi endast gjort en gång tidigare och då med en tutorial som man följde noga. Denna bit var väldigt lärorik. </text:p>
      <text:p text:style-name="P2">Jag gillade verktyget postman för att testa appens api bland annat, det kände jag inte till sedan innan.</text:p>
      <text:p text:style-name="P2"/>
      <text:h text:style-name="Heading_20_1" text:outline-level="1">Negativa erfarenheter</text:h>
      <text:p text:style-name="P2">Det finns många saker jag skulle ändra på och göra om bättre. </text:p>
      <text:p text:style-name="P2"/>
      <text:p text:style-name="P2">Det viktigaste som jag tar med mig är att man ska tänka på att man ska kunna bygga ut appen så smidigt som möjligt när man bygger den. Jag började med en sak, sedan fortsatte jag med nästa osv. När det blir en större app, mer kod och mer funktionalitet blev det stökigare och när jag ville lägga till något fick jag ändra tidigare saker för att det skulle fungera. Ett exempel är att jag valde att filtrera kategorier och sökord i javascript. Sedan la jag till sid-hantering (pagination) för att enbart visa ett x antal event per sida. Då <text:soft-page-break/>hade det varit smidigare med ett ramverk eller helt enkelt databasanrop med filtreringen. Nu filtreras enbart en sida i taget. Men det är för mycket att göra om och inte ett krav så därför låter jag det vara.</text:p>
      <text:p text:style-name="P2"/>
      <text:p text:style-name="P2">En annan sak är att jag ska prioritera lite annorlunda i krav-ordningen nästa gång. Små krav som är lätta att uppfylla ska flyttas ned i ordningen. </text:p>
      <text:p text:style-name="P2">I framtiden kommer jag också att skriva tydligare <text:span text:style-name="T3">mätbara</text:span> krav och validera mer kontinuerligt för att slippa få 1000 fel samtidigt.</text:p>
      <text:p text:style-name="P2">När det kommer till skolarbeten och valfria projekt så kommer jag nog istället att välja att skapa någon med något verktyg som jag inte behärskar sedan innan och istället fokusera på en mindre komplex app. Denna app var ganska stor och många bitar var väldigt lika andra som att skapa event och skapa användare till exempel.</text:p>
      <text:p text:style-name="P2"/>
      <text:h text:style-name="Heading_20_1" text:outline-level="1">Sammanfattning</text:h>
      <text:h text:style-name="Heading_20_3" text:outline-level="3">Utvecklingspotential</text:h>
      <text:p text:style-name="P2">Jag har en lång lista på saker som man kan lägga till i appen och förbättringar. Dessa funktioner tänker jag skulle vara intressanta, fet stil är mest intressant:</text:p>
      <text:list xml:id="list4547700468515315545" text:style-name="L1">
        <text:list-item>
          <text:p text:style-name="P3">Filtrera närmast event först</text:p>
        </text:list-item>
        <text:list-item>
          <text:p text:style-name="P4">Spara event som favoriter</text:p>
        </text:list-item>
        <text:list-item>
          <text:p text:style-name="P3">Visa hur många gånger ett event delats (databasen är redan förberedd för detta)</text:p>
        </text:list-item>
        <text:list-item>
          <text:p text:style-name="P3">Markdown support vid skapandet av eventbeskrivning</text:p>
        </text:list-item>
        <text:list-item>
          <text:p text:style-name="P4">Ha en calender när man updaterar eventet</text:p>
        </text:list-item>
        <text:list-item>
          <text:p text:style-name="P3">Actionlog på servern</text:p>
        </text:list-item>
        <text:list-item>
          <text:p text:style-name="P4">Kolla om användarnamn och email finns innan registreringsforumläret skickas</text:p>
        </text:list-item>
        <text:list-item>
          <text:p text:style-name="P3">Country och City dropdown istället för manuell input</text:p>
        </text:list-item>
        <text:list-item>
          <text:p text:style-name="P4">Ladda upp bild för event</text:p>
        </text:list-item>
        <text:list-item>
          <text:p text:style-name="P3">Markera event man gillat</text:p>
        </text:list-item>
        <text:list-item>
          <text:p text:style-name="P4">Kategorier och sökord filtreras på servern, inte i Klienten</text:p>
        </text:list-item>
      </text:list>
      <text:p text:style-name="P2"/>
      <text:p text:style-name="P2">Inget av ovanstående känns speciellt svårt utan det handlar mer om att jag var tvungen att begränsa projektet.</text:p>
      <text:p text:style-name="P2"/>
      <text:h text:style-name="Heading_20_3" text:outline-level="3">Slutsats</text:h>
      <text:p text:style-name="P2">Det var en rolig kurs. Kul också att träffa andra studenter för mig som distansstudent. </text:p>
      <text:p text:style-name="P2">Appen blev ungefär som jag tänkt mig så där är jag nöjd. Strukturen bakom kanske jag inte är lika nöjd med men den är ok.</text:p>
      <text:p text:style-name="P2">Jag hade dock gärna fått lite feedback i koden för det finns säkert många sätt man kan förbättra den på och använda andra tekniker för att åstadkomma samma funktioner. Kanske hade någon allmän föreläsning med QA varit b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pple-system" svg:font-family="apple-system, system-ui, 'Segoe UI', Helvetica, Arial, sans-serif, 'Apple Color Emoji', 'Segoe UI Emoji'"/>
    <style:font-face style:name="Lucida Sans1" svg:font-family="'Lucida Sans'" style:font-family-generic="swis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Veltman</meta:initial-creator>
    <meta:creation-date>2020-06-03T10:03:18</meta:creation-date>
    <dc:date>2020-06-03T12:30:13</dc:date>
    <dc:creator>Lisa Veltman</dc:creator>
    <meta:editing-duration>PT2H11M45S</meta:editing-duration>
    <meta:editing-cycles>11</meta:editing-cycles>
    <meta:generator>OpenOffice/4.1.7$Unix OpenOffice.org_project/417m1$Build-9800</meta:generator>
    <meta:document-statistic meta:table-count="0" meta:image-count="0" meta:object-count="0" meta:page-count="3" meta:paragraph-count="49" meta:word-count="1080" meta:character-count="6531"/>
  </office:meta>
</office:document-meta>
</file>